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4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64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64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5" style:family="graphic" style:parent-style-name="standard">
      <style:graphic-properties draw:stroke="solid" draw:stroke-dash="Dashed_20__28_var_29__20_65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5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5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5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dash" draw:stroke-dash="Dashed_20__28_var_29__20_65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5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5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5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dash" draw:stroke-dash="Dashed_20__28_var_29__20_65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dash" draw:stroke-dash="Dashed_20__28_var_29__20_65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5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5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65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stroke-dash="Dashed_20__28_var_29__20_65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draw:stroke-dash="Dashed_20__28_var_29__20_651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draw:stroke-dash="Dashed_20__28_var_29__20_65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draw:stroke-dash="Dashed_20__28_var_29__20_65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draw:stroke-dash="Dashed_20__28_var_29__20_651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none" draw:stroke-dash="Dashed_20__28_var_29__20_651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draw:stroke-dash="Dashed_20__28_var_29__20_65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7dced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39cm" svg:height="0.38cm" svg:x="8.756cm" svg:y="15.89cm">
            <draw:text-box>
              <text:p text:style-name="P1"><text:span text:style-name="T1">U</text:span></text:p>
            </draw:text-box>
          </draw:frame>
          <draw:frame draw:style-name="gr2" draw:text-style-name="P2" draw:layer="layout" svg:width="0.339cm" svg:height="0.38cm" svg:x="11.954cm" svg:y="15.046cm">
            <draw:text-box>
              <text:p text:style-name="P1"><text:span text:style-name="T1">I</text:span></text:p>
            </draw:text-box>
          </draw:frame>
          <draw:frame draw:style-name="gr3" draw:text-style-name="P2" draw:layer="layout" svg:width="0.339cm" svg:height="0.38cm" svg:x="11.862cm" svg:y="13.877cm">
            <draw:text-box>
              <text:p text:style-name="P1"><text:span text:style-name="T1">N</text:span></text:p>
            </draw:text-box>
          </draw:frame>
          <draw:g>
            <draw:polygon draw:style-name="gr4" draw:text-style-name="P3" draw:layer="layout" svg:width="2.79cm" svg:height="1.816cm" svg:x="9.052cm" svg:y="14.2cm" svg:viewBox="0 0 2791 1817" draw:points="0,1817 1196,1817 2791,891 2766,0 1591,13 8,913 8,1817 27,1817">
              <text:p/>
            </draw:polygon>
            <draw:line draw:style-name="gr5" draw:text-style-name="P4" draw:layer="layout" svg:x1="9.058cm" svg:y1="15.102cm" svg:x2="10.245cm" svg:y2="15.102cm">
              <text:p/>
            </draw:line>
            <draw:line draw:style-name="gr6" draw:text-style-name="P4" draw:layer="layout" svg:x1="9.058cm" svg:y1="16.001cm" svg:x2="10.245cm" svg:y2="16.001cm">
              <text:p/>
            </draw:line>
            <draw:line draw:style-name="gr7" draw:text-style-name="P4" draw:layer="layout" svg:x1="10.245cm" svg:y1="15.102cm" svg:x2="10.245cm" svg:y2="15.998cm">
              <text:p/>
            </draw:line>
            <draw:line draw:style-name="gr8" draw:text-style-name="P4" draw:layer="layout" svg:x1="10.642cm" svg:y1="14.205cm" svg:x2="11.829cm" svg:y2="14.205cm">
              <text:p/>
            </draw:line>
            <draw:line draw:style-name="gr9" draw:text-style-name="P4" draw:layer="layout" svg:x1="10.642cm" svg:y1="15.102cm" svg:x2="11.829cm" svg:y2="15.102cm">
              <text:p/>
            </draw:line>
            <draw:line draw:style-name="gr10" draw:text-style-name="P4" draw:layer="layout" svg:x1="9.052cm" svg:y1="15.104cm" svg:x2="10.64cm" svg:y2="14.205cm">
              <text:p/>
            </draw:line>
            <draw:line draw:style-name="gr11" draw:text-style-name="P4" draw:layer="layout" svg:x1="10.247cm" svg:y1="16.006cm" svg:x2="11.827cm" svg:y2="15.102cm">
              <text:p/>
            </draw:line>
            <draw:line draw:style-name="gr12" draw:text-style-name="P4" draw:layer="layout" svg:x1="10.245cm" svg:y1="15.103cm" svg:x2="11.826cm" svg:y2="14.205cm">
              <text:p/>
            </draw:line>
            <draw:line draw:style-name="gr13" draw:text-style-name="P4" draw:layer="layout" svg:x1="9.058cm" svg:y1="15.998cm" svg:x2="10.639cm" svg:y2="15.102cm">
              <text:p/>
            </draw:line>
            <draw:line draw:style-name="gr14" draw:text-style-name="P4" draw:layer="layout" svg:x1="10.642cm" svg:y1="14.205cm" svg:x2="10.642cm" svg:y2="15.103cm">
              <text:p/>
            </draw:line>
            <draw:line draw:style-name="gr15" draw:text-style-name="P4" draw:layer="layout" svg:x1="9.058cm" svg:y1="15.089cm" svg:x2="9.058cm" svg:y2="16.017cm">
              <text:p/>
            </draw:line>
            <draw:line draw:style-name="gr16" draw:text-style-name="P4" draw:layer="layout" svg:x1="11.829cm" svg:y1="14.212cm" svg:x2="11.829cm" svg:y2="15.11cm">
              <text:p/>
            </draw:line>
          </draw:g>
          <draw:line draw:style-name="gr17" draw:text-style-name="P5" draw:layer="layout" svg:x1="10.659cm" svg:y1="14.086cm" svg:x2="11.844cm" svg:y2="14.086cm">
            <text:p/>
          </draw:line>
          <draw:line draw:style-name="gr17" draw:text-style-name="P5" draw:layer="layout" svg:x1="11.951cm" svg:y1="15.102cm" svg:x2="11.951cm" svg:y2="14.212cm">
            <text:p/>
          </draw:line>
          <draw:frame draw:style-name="gr18" draw:text-style-name="P2" draw:layer="layout" svg:width="0.825cm" svg:height="0.38cm" svg:x="12.018cm" svg:y="14.487cm">
            <draw:text-box>
              <text:p text:style-name="P1"><text:span text:style-name="T1">3 cm</text:span></text:p>
            </draw:text-box>
          </draw:frame>
          <draw:line draw:style-name="gr17" draw:text-style-name="P5" draw:layer="layout" svg:x1="10.353cm" svg:y1="16.079cm" svg:x2="11.948cm" svg:y2="15.168cm">
            <text:p/>
          </draw:line>
          <draw:frame draw:style-name="gr19" draw:text-style-name="P2" draw:layer="layout" svg:width="0.809cm" svg:height="0.38cm" svg:x="10.824cm" svg:y="13.697cm">
            <draw:text-box>
              <text:p text:style-name="P1"><text:span text:style-name="T1">4 cm</text:span></text:p>
            </draw:text-box>
          </draw:frame>
          <draw:frame draw:style-name="gr20" draw:text-style-name="P2" draw:layer="layout" svg:width="0.948cm" svg:height="0.38cm" svg:x="11.226cm" svg:y="15.556cm">
            <draw:text-box>
              <text:p text:style-name="P1"><text:span text:style-name="T1">7 cm</text:span></text:p>
            </draw:text-box>
          </draw:frame>
          <draw:frame draw:style-name="gr21" draw:text-style-name="P2" draw:layer="layout" svg:width="0.339cm" svg:height="0.38cm" svg:x="10.166cm" svg:y="16.013cm">
            <draw:text-box>
              <text:p text:style-name="P1"><text:span text:style-name="T1">F</text:span></text:p>
            </draw:text-box>
          </draw:frame>
          <draw:frame draw:style-name="gr22" draw:text-style-name="P2" draw:layer="layout" svg:width="0.341cm" svg:height="0.38cm" svg:x="10.598cm" svg:y="15.105cm">
            <draw:text-box>
              <text:p text:style-name="P1"><text:span text:style-name="T1">T</text:span></text:p>
            </draw:text-box>
          </draw:frame>
          <draw:frame draw:style-name="gr23" draw:text-style-name="P2" draw:layer="layout" svg:width="0.338cm" svg:height="0.38cm" svg:x="10.39cm" svg:y="13.858cm">
            <draw:text-box>
              <text:p text:style-name="P1"><text:span text:style-name="T1">A</text:span></text:p>
            </draw:text-box>
          </draw:frame>
          <draw:frame draw:style-name="gr24" draw:text-style-name="P2" draw:layer="layout" svg:width="0.338cm" svg:height="0.38cm" svg:x="8.755cm" svg:y="14.874cm">
            <draw:text-box>
              <text:p text:style-name="P1"><text:span text:style-name="T1">M</text:span></text:p>
            </draw:text-box>
          </draw:frame>
          <draw:frame draw:style-name="gr25" draw:text-style-name="P2" draw:layer="layout" svg:width="0.338cm" svg:height="0.38cm" svg:x="10.114cm" svg:y="14.747cm">
            <draw:text-box>
              <text:p text:style-name="P1"><text:span text:style-name="T1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497" draw:display-name="Dashed (var) 6497" draw:style="rect" draw:dots1="1" draw:dots1-length="0.006cm" draw:dots2="1" draw:dots2-length="0.006cm" draw:distance="0.006cm"/>
    <draw:stroke-dash draw:name="Dashed_20__28_var_29__20_6498" draw:display-name="Dashed (var) 6498" draw:style="rect" draw:dots1="1" draw:dots1-length="0.006cm" draw:dots2="1" draw:dots2-length="0.006cm" draw:distance="0.006cm"/>
    <draw:stroke-dash draw:name="Dashed_20__28_var_29__20_6499" draw:display-name="Dashed (var) 6499" draw:style="rect" draw:dots1="1" draw:dots1-length="0.006cm" draw:dots2="1" draw:dots2-length="0.006cm" draw:distance="0.006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9cm" draw:dots2="1" draw:dots2-length="0.009cm" draw:distance="0.009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9cm" draw:dots2="1" draw:dots2-length="0.009cm" draw:distance="0.009cm"/>
    <draw:stroke-dash draw:name="Dashed_20__28_var_29__20_6509" draw:display-name="Dashed (var) 6509" draw:style="rect" draw:dots1="1" draw:dots1-length="0.009cm" draw:dots2="1" draw:dots2-length="0.009cm" draw:distance="0.009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9cm" draw:dots2="1" draw:dots2-length="0.009cm" draw:distance="0.009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00:12.083975087</meta:creation-date>
    <dc:date>2018-05-18T12:00:36.869071731</dc:date>
    <meta:editing-duration>PT25S</meta:editing-duration>
    <meta:editing-cycles>1</meta:editing-cycles>
    <meta:document-statistic meta:object-count="29"/>
    <meta:generator>LibreOffice/6.0.0.3$MacOSX_X86_64 LibreOffice_project/64a0f66915f38c6217de274f0aa8e15618924765</meta:generator>
  </office:meta>
</office:document-meta>
</file>